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6048" calcext:value-type="float">
            <text:p>77.3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4336" calcext:value-type="float">
            <text:p>77.3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968" calcext:value-type="float">
            <text:p>77.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9368" calcext:value-type="float">
            <text:p>77.2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201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348" calcext:value-type="float">
            <text:p>77.3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4208" calcext:value-type="float">
            <text:p>77.8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7656" calcext:value-type="float">
            <text:p>77.2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200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200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8888" calcext:value-type="float">
            <text:p>77.2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3736" calcext:value-type="float">
            <text:p>80.1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2784" calcext:value-type="float">
            <text:p>78.6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199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34" calcext:value-type="float">
            <text:p>76.7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199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832" calcext:value-type="float">
            <text:p>77.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198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198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601</text:p>
          </table:table-cell>
          <table:table-cell office:value-type="string" calcext:value-type="string">
            <text:p>TWDB:1163601</text:p>
          </table:table-cell>
          <table:table-cell office:value-type="string" calcext:value-type="string">
            <text:p>198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